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YS Text" svg:font-family="'YS Text', Arial, Helvetica, 'Arial Unicode MS', sans-serif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mic Sans MS2" svg:font-family="'Comic Sans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>
        <style:drop-cap/>
      </style:paragraph-properties>
      <style:text-properties style:font-name="Times New Roman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/>
    </style:style>
    <style:style style:name="P3" style:family="paragraph" style:parent-style-name="Text_20_body">
      <style:paragraph-properties fo:text-align="justify" style:justify-single-word="false">
        <style:drop-cap/>
      </style:paragraph-properties>
      <style:text-properties style:font-name="Times New Roman" fo:font-size="12pt"/>
    </style:style>
    <style:style style:name="P4" style:family="paragraph" style:parent-style-name="Text_20_body">
      <style:paragraph-properties fo:text-align="justify" style:justify-single-word="false">
        <style:drop-cap/>
      </style:paragraph-properties>
      <style:text-properties fo:font-variant="normal" fo:text-transform="none" fo:color="#333333" style:font-name="Times New Roman" fo:font-size="12pt" fo:letter-spacing="normal" fo:language="en" fo:country="US" fo:font-style="normal" fo:font-weight="normal" style:font-name-asian="Comic Sans MS2" style:font-size-asian="12pt" style:font-style-asian="italic" style:font-name-complex="Comic Sans MS2" style:font-size-complex="12pt" style:font-style-complex="italic"/>
    </style:style>
    <style:style style:name="P5" style:family="paragraph" style:parent-style-name="Standard"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2pt" fo:language="en" fo:country="US" fo:font-style="italic" style:font-name-asian="Comic Sans MS2" style:font-size-asian="12pt" style:font-style-asian="italic" style:font-name-complex="Comic Sans MS2" style:font-size-complex="12pt" style:font-style-complex="italic"/>
    </style:style>
    <style:style style:name="P6" style:family="paragraph" style:parent-style-name="Standard">
      <style:text-properties style:font-name="Comic Sans MS1"/>
    </style:style>
    <style:style style:name="P7" style:family="paragraph" style:parent-style-name="Standard">
      <style:paragraph-properties fo:line-height="100%" fo:orphans="0" fo:widows="0" fo:break-before="auto" fo:break-after="auto"/>
    </style:style>
    <style:style style:name="P8" style:family="paragraph" style:parent-style-name="Standard"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2pt" fo:language="ru" fo:country="RU" style:text-underline-style="solid" style:text-underline-width="auto" style:text-underline-color="font-color" fo:font-weight="bold" style:font-name-asian="Comic Sans MS2" style:font-size-asian="12pt" style:font-weight-asian="bold" style:font-name-complex="Comic Sans MS2" style:font-size-complex="12pt" style:font-weight-complex="bold"/>
    </style:style>
    <style:style style:name="T1" style:family="text">
      <style:text-properties style:font-name="Comic Sans MS" fo:font-size="12pt" fo:font-weight="bold" style:font-name-asian="Comic Sans MS2" style:font-size-asian="12pt" style:font-weight-asian="bold" style:font-name-complex="Comic Sans MS2" style:font-size-complex="12pt"/>
    </style:style>
    <style:style style:name="T2" style:family="text">
      <style:text-properties style:font-name="Comic Sans MS" fo:font-size="12pt" style:font-name-asian="Comic Sans MS2" style:font-size-asian="12pt" style:font-name-complex="Comic Sans MS2" style:font-size-complex="12pt"/>
    </style:style>
    <style:style style:name="T3" style:family="text">
      <style:text-properties fo:font-size="12pt" fo:language="en" fo:country="US" fo:font-style="italic" style:font-name-asian="Comic Sans MS2" style:font-size-asian="12pt" style:font-style-asian="italic" style:font-name-complex="Comic Sans MS2" style:font-size-complex="12pt" style:font-style-complex="italic"/>
    </style:style>
    <style:style style:name="T4" style:family="text">
      <style:text-properties fo:font-variant="normal" fo:text-transform="none" fo:color="#333333" fo:font-size="12pt" fo:letter-spacing="normal" fo:language="en" fo:country="US" fo:font-style="normal" fo:font-weight="normal" style:font-name-asian="Comic Sans MS2" style:font-size-asian="12pt" style:font-style-asian="italic" style:font-name-complex="Comic Sans MS2" style:font-size-complex="12pt" style:font-style-complex="italic"/>
    </style:style>
    <style:style style:name="T5" style:family="text">
      <style:text-properties fo:font-variant="normal" fo:text-transform="none" fo:color="#333333" fo:font-size="12pt" fo:letter-spacing="normal" fo:language="en" fo:country="US" fo:font-style="normal" fo:font-weight="bold" style:font-name-asian="Comic Sans MS2" style:font-size-asian="12pt" style:font-style-asian="italic" style:font-name-complex="Comic Sans MS2" style:font-size-complex="12pt" style:font-style-complex="italic"/>
    </style:style>
    <style:style style:name="T6" style:family="text">
      <style:text-properties fo:font-variant="normal" fo:text-transform="none" fo:color="#333333" style:font-name="YS Text" fo:letter-spacing="normal" fo:font-style="normal" fo:font-weight="normal"/>
    </style:style>
    <style:style style:name="T7" style:family="text">
      <style:text-properties fo:font-variant="normal" fo:text-transform="none" fo:color="#333333" style:font-name="YS Text" fo:letter-spacing="normal" fo:font-style="normal" fo:font-weight="bold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fo:letter-spacing="normal" fo:language="en" fo:country="US" fo:font-style="normal" fo:font-weight="normal" style:font-name-asian="Comic Sans MS2" style:font-size-asian="12pt" style:font-style-asian="italic" style:font-name-complex="Comic Sans MS2" style:font-size-complex="12pt" style:font-style-complex="italic"/>
    </style:style>
    <style:style style:name="T10" style:family="text">
      <style:text-properties fo:font-variant="normal" fo:text-transform="none" fo:color="#333333" fo:letter-spacing="normal" fo:font-style="normal" fo:font-weight="normal" style:font-name-asian="Comic Sans MS2" style:font-size-asian="12pt" style:font-style-asian="italic" style:font-name-complex="Comic Sans MS2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2.</text:span><text:span text:style-name="T1"> Like 5:</text:span><text:span text:style-name="T2"> </text:span></text:p>
      <text:p text:style-name="P6">Что такое DNS (Domain Name System) и в чём разница протоколов HTTP/HTTPS и их версий - краткое эссе, своими словами</text:p>
      <text:p text:style-name="P6"/>
      <text:p text:style-name="P8">ОТВЕТ:</text:p>
      <text:p text:style-name="P1"><text:span text:style-name="T4">DNS (</text:span><text:span text:style-name="T5">Система доменных имён, англ. Domain Name System</text:span><text:span text:style-name="T4">)</text:span><text:span text:style-name="T3"> </text:span></text:p>
      <text:p text:style-name="P3"><text:span text:style-name="T9">технологи</text:span><text:span text:style-name="T10">я</text:span><text:span text:style-name="T9"> современной интернет-среды, представляет собой распределенную систему хранения и обработки информации о доменных зонах. </text:span><text:span text:style-name="T10">Такая система </text:span><text:span text:style-name="T9">необходима, в первую очередь, для соотнесения IP-адресов устройств в сети и более удобных для человеческого восприятия символьных имен.</text:span></text:p>
      <text:p text:style-name="P4">Любой сайт в интернете фактически находится на каком-либо устройстве. Отдельный компьютер, подключенный к интернету, имеет индивидуальный номер, который называется IP-адресом. Он представляет собой набор из четырех чисел от 0 до 255. Благодаря этому адресу можно узнать, откуда загружается страница нужного нам ресурса.</text:p>
      <text:p text:style-name="P2">IP-адрес устройства можно сравнить с номером мобильного телефона, а DNS — с телефонной книгой. Если говорить конкретнее, DNS — система доменных имен, которая обеспечивает связь между наименованием сайта и его цифровым адресом.</text:p>
      <text:p text:style-name="P2">Иными словами, пользователь набирает доменное имя ресурса в адресной строке браузера, а DNS конвертирует его в IP-адрес и передает вашему устройству. После чего компьютер, находящийся по этому адресу, обрабатывает запрос и присылает информацию для открытия необходимой страницы сайта.</text:p>
      <text:p text:style-name="P5"><text:s/></text:p>
      <text:p text:style-name="P5"/>
      <text:p text:style-name="P5"/>
      <text:p text:style-name="P5"><text:span text:style-name="T6">Главная разница между ними: в. </text:span><text:span text:style-name="T7">HTTPS есть шифрование передаваемых данных, а в HTTP его нет</text:span><text:span text:style-name="T6">. HTTPS — это расширение протокола HTTP, которое поддерживает шифрование посредством криптографических протоколов SSL и TLS. HTTP и HTTPS отличаются степенью шифрованияя передаваемых данных. Если у HTTP все передается в открытом виде, то у HTTPS зашифрованно. Если вы хотите перевести свой сайт на HTTPS, необходимо выпустить и установить сертификат.</text:span> </text:p>
      <text:p text:style-name="P5"/>
      <text:p text:style-name="P5"><text:span text:style-name="T7">HTTP</text:span><text:span text:style-name="T8"> — </text:span><text:span text:style-name="T6">это протокол передачи данных между браузером и сервером: страниц, файлов, видеозаписей. </text:span><text:span text:style-name="T7">HTTPS</text:span><text:span text:style-name="T8"> — </text:span><text:span text:style-name="T6">это тот же </text:span><text:span text:style-name="T7">HTTP</text:span><text:span text:style-name="T6">, но с добавленными методами шифрования данных и проверки безопасности. Встретить сейчас ресурс на </text:span><text:span text:style-name="T7">HTTP</text:span><text:span text:style-name="T8"> </text:span><text:span text:style-name="T6">довольно сложно — им не доверяют ни пользователи, ни браузеры, ни поисковики. Если вы владелец сайта на </text:span><text:span text:style-name="T7">HTTP</text:span><text:span text:style-name="T6">, задумайтесь о переходе на </text:span><text:span text:style-name="T7">HTTPS</text:span><text:span text:style-name="T6">, чтобы обеспечить защиту своих данных.</text:span>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YS Text" svg:font-family="'YS Text', Arial, Helvetica, 'Arial Unicode MS', sans-serif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mic Sans MS2" svg:font-family="'Comic Sans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1155cc" style:font-name="Comic Sans MS" fo:font-size="12pt" style:text-underline-style="solid" style:text-underline-width="auto" style:text-underline-color="font-color" style:font-name-asian="Comic Sans MS2" style:font-size-asian="12pt" style:font-name-complex="Comic Sans MS2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42S</meta:editing-duration>
    <meta:editing-cycles>6</meta:editing-cycles>
    <meta:generator>OpenOffice/4.1.14$Win32 OpenOffice.org_project/4114m1$Build-9811</meta:generator>
    <dc:date>2023-09-09T15:06:31.20</dc:date>
    <dc:creator>Asja </dc:creator>
    <meta:document-statistic meta:table-count="0" meta:image-count="0" meta:object-count="0" meta:page-count="1" meta:paragraph-count="11" meta:word-count="302" meta:character-count="2140"/>
    <meta:user-defined meta:name="Info 1"/>
    <meta:user-defined meta:name="Info 2"/>
    <meta:user-defined meta:name="Info 3"/>
    <meta:user-defined meta:name="Info 4"/>
  </office:meta>
</office:document-meta>
</file>